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t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birthd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ate de naissance</text:p>
          </table:table-cell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email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uméro de téléphone</text:p>
          </table:table-cell>
        </table:table-row>
      </table:table>
      <table:table table:name="coach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t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birthd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ate de naissanc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email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uméro de téléphone</text:p>
          </table:table-cell>
        </table:table-row>
      </table:table>
      <table:table table:name="Programm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13:30.660792055</meta:creation-date>
    <dc:date>2018-10-01T12:24:03.300216925</dc:date>
    <meta:editing-duration>PT22S</meta:editing-duration>
    <meta:editing-cycles>1</meta:editing-cycles>
    <meta:document-statistic meta:table-count="3" meta:cell-count="48" meta:object-count="0"/>
    <meta:generator>LibreOffice/6.0.6.2$Linux_X86_64 LibreOffice_project/00m0$Build-2</meta:generator>
  </office:meta>
</office:document-meta>
</file>